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kUpTxMgrByTypeAndDefaultNameTests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.txManag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TxMgrByTypeAndDefaultNameTests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